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E000001123C1B8459.png" manifest:media-type="image/png"/>
  <manifest:file-entry manifest:full-path="Pictures/1000000000000111000001110ACEDAA9.png" manifest:media-type="image/png"/>
  <manifest:file-entry manifest:full-path="Pictures/100000010000036B0000030AA4682F0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5.426cm" fo:min-width="1.716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53cm" svg:stroke-color="#2a6099" draw:marker-start-width="0.279cm" draw:marker-end-width="0.279cm" draw:fill="none" loext:fill-use-slide-background="false" draw:textarea-horizontal-align="justify" draw:textarea-vertical-align="middle" draw:auto-grow-height="false" fo:min-height="5.425cm" fo:min-width="1.716cm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5.426cm" fo:min-width="1.598cm" fo:padding-top="0.151cm" fo:padding-bottom="0.151cm" fo:padding-left="0.276cm" fo:padding-right="0.276cm" loext:decorative="false"/>
    </style:style>
    <style:style style:name="gr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loext:opacity="100%"/>
    </style:style>
    <style:style style:name="P3" style:family="paragraph">
      <loext:graphic-properties draw:fill="none" draw:fill-color="#ffffff"/>
      <style:text-properties fo:color="#2a6099" loext:opacity="100%"/>
    </style:style>
    <style:style style:name="P4" style:family="paragraph">
      <loext:graphic-properties draw:fill-color="#ffffff"/>
    </style:style>
    <style:style style:name="T1" style:family="text">
      <style:text-properties fo:color="#ff0000" loext:opacity="100%"/>
    </style:style>
    <style:style style:name="T2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71cm" svg:height="15.747cm" svg:x="5.885cm" svg:y="0.063cm">
          <draw:image xlink:href="Pictures/100000010000036B0000030AA4682F0D.png" xlink:type="simple" xlink:show="embed" xlink:actuate="onLoad" draw:mime-type="image/png">
            <text:p/>
          </draw:image>
        </draw:frame>
        <draw:frame draw:style-name="gr1" draw:text-style-name="P1" draw:layer="layout" svg:width="5.334cm" svg:height="5.334cm" svg:x="24cm" svg:y="1.596cm">
          <draw:image xlink:href="Pictures/1000000000000111000001110ACEDAA9.png" xlink:type="simple" xlink:show="embed" xlink:actuate="onLoad" draw:mime-type="image/png">
            <text:p/>
          </draw:image>
        </draw:frame>
        <draw:frame draw:style-name="gr1" draw:text-style-name="P1" draw:layer="layout" svg:width="5.334cm" svg:height="5.41cm" draw:transform="rotate (1.5707963267949) translate (0.285cm 6.961cm)">
          <draw:image xlink:href="Pictures/100000000000010E000001123C1B8459.png" xlink:type="simple" xlink:show="embed" xlink:actuate="onLoad" draw:mime-type="image/png">
            <text:p/>
          </draw:image>
        </draw:frame>
        <draw:frame draw:style-name="gr2" draw:text-style-name="P2" xml:id="id3" draw:id="id3" draw:layer="layout" svg:width="4.558cm" svg:height="1.673cm" svg:x="-0.183cm" svg:y="7.899cm">
          <draw:text-box>
            <text:p><text:span text:style-name="T1">Drift before</text:span><text:span text:style-name="T1"><text:line-break/></text:span><text:span text:style-name="T1">drift-correction</text:span></text:p>
          </draw:text-box>
        </draw:frame>
        <draw:custom-shape draw:style-name="gr3" draw:text-style-name="P1" xml:id="id4" draw:id="id4" draw:layer="layout" svg:width="2.268cm" svg:height="5.728cm" svg:x="0.041cm" svg:y="1.453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4.558cm" svg:height="1.673cm" svg:x="1.517cm" svg:y="11.042cm">
          <draw:text-box>
            <text:p><text:span text:style-name="T2">No-drift after</text:span><text:span text:style-name="T2"><text:line-break/></text:span><text:span text:style-name="T2">drift-correction</text:span></text:p>
          </draw:text-box>
        </draw:frame>
        <draw:custom-shape draw:style-name="gr4" draw:text-style-name="P1" xml:id="id2" draw:id="id2" draw:layer="layout" svg:width="2.268cm" svg:height="5.727cm" svg:x="7.941cm" svg:y="1.45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.796cm" svg:y1="11.042cm" svg:x2="9.075cm" svg:y2="7.181cm" draw:start-shape="id1" draw:start-glue-point="0" draw:end-shape="id2" draw:end-glue-point="2" svg:d="M3796 11042l5279-3861" svg:viewBox="0 0 5280 3862">
          <text:p/>
        </draw:connector>
        <draw:connector draw:style-name="gr6" draw:text-style-name="P1" draw:layer="layout" draw:type="line" svg:x1="2.096cm" svg:y1="7.899cm" svg:x2="1.175cm" svg:y2="7.181cm" draw:start-shape="id3" draw:start-glue-point="0" draw:end-shape="id4" draw:end-glue-point="2" svg:d="M2096 7899l-921-718" svg:viewBox="0 0 922 719">
          <text:p/>
        </draw:connector>
        <draw:frame draw:style-name="gr2" draw:text-style-name="P2" xml:id="id5" draw:id="id5" draw:layer="layout" svg:width="4.558cm" svg:height="1.673cm" svg:x="24.659cm" svg:y="8.056cm">
          <draw:text-box>
            <text:p><text:span text:style-name="T1">Drift before</text:span><text:span text:style-name="T1"><text:line-break/></text:span><text:span text:style-name="T1">drift-correction</text:span></text:p>
          </draw:text-box>
        </draw:frame>
        <draw:frame draw:style-name="gr2" draw:text-style-name="P3" xml:id="id7" draw:id="id7" draw:layer="layout" svg:width="4.558cm" svg:height="1.673cm" svg:x="23.396cm" svg:y="11.042cm">
          <draw:text-box>
            <text:p><text:span text:style-name="T2">No-drift after</text:span><text:span text:style-name="T2"><text:line-break/></text:span><text:span text:style-name="T2">drift-correction</text:span></text:p>
          </draw:text-box>
        </draw:frame>
        <draw:connector draw:style-name="gr6" draw:text-style-name="P1" draw:layer="layout" draw:type="line" svg:x1="26.938cm" svg:y1="8.056cm" svg:x2="24.934cm" svg:y2="7.152cm" draw:start-shape="id5" draw:start-glue-point="0" draw:end-shape="id6" draw:end-glue-point="2" svg:d="M26938 8056l-2004-904" svg:viewBox="0 0 2005 905">
          <text:p/>
        </draw:connector>
        <draw:custom-shape draw:style-name="gr4" draw:text-style-name="P1" xml:id="id8" draw:id="id8" draw:layer="layout" svg:width="2.268cm" svg:height="5.727cm" svg:x="15.042cm" svg:y="1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25.675cm" svg:y1="11.042cm" svg:x2="16.176cm" svg:y2="7.181cm" draw:start-shape="id7" draw:start-glue-point="0" draw:end-shape="id8" draw:end-glue-point="2" svg:d="M25675 11042l-9499-3861" svg:viewBox="0 0 9500 3862">
          <text:p/>
        </draw:connector>
        <draw:custom-shape draw:style-name="gr7" draw:text-style-name="P1" xml:id="id6" draw:id="id6" draw:layer="layout" svg:width="2.15cm" svg:height="5.728cm" svg:x="23.859cm" svg:y="1.4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362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826cm" svg:x="1cm" svg:y="3.859cm"/>
      <draw:page-thumbnail draw:layer="backgroundobjects" svg:width="8.999cm" svg:height="4.826cm" svg:x="1cm" svg:y="12.435cm"/>
      <draw:page-thumbnail draw:layer="backgroundobjects" svg:width="8.999cm" svg:height="4.826cm" svg:x="1cm" svg:y="21.011cm"/>
      <draw:page-thumbnail draw:layer="backgroundobjects" svg:width="8.999cm" svg:height="4.826cm" svg:x="11cm" svg:y="3.859cm"/>
      <draw:page-thumbnail draw:layer="backgroundobjects" svg:width="8.999cm" svg:height="4.826cm" svg:x="11cm" svg:y="12.435cm"/>
      <draw:page-thumbnail draw:layer="backgroundobjects" svg:width="8.999cm" svg:height="4.826cm" svg:x="11cm" svg:y="21.01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bos Polerecky</meta:initial-creator>
    <meta:creation-date>2025-07-29T20:41:10.628088621</meta:creation-date>
    <dc:date>2025-07-30T06:25:29.153555009</dc:date>
    <dc:creator>Lubos Polerecky</dc:creator>
    <meta:editing-duration>PT20M</meta:editing-duration>
    <meta:editing-cycles>6</meta:editing-cycles>
    <meta:generator>LibreOffice/24.2.7.2$Linux_X86_64 LibreOffice_project/420$Build-2</meta:generator>
    <meta:print-date>2025-07-29T20:58:34.439545861</meta:print-date>
    <meta:printed-by>PDF files: Lubos Polerecky</meta:printed-by>
    <meta:document-statistic meta:object-count="38"/>
  </office:meta>
</office:document-meta>
</file>